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52525" style:font-name="Liberation Sans" fo:letter-spacing="normal" fo:font-style="normal" fo:font-weight="normal" officeooo:rsid="000458bf" officeooo:paragraph-rsid="000458bf" style:font-name-asian="Noto Sans CJK SC Regular" style:font-name-complex="FreeSans"/>
    </style:style>
    <style:style style:name="P2" style:family="paragraph" style:parent-style-name="Text_20_body" style:list-style-name="L1">
      <style:text-properties officeooo:rsid="0005d896" officeooo:paragraph-rsid="0005d896"/>
    </style:style>
    <style:style style:name="P3" style:family="paragraph" style:parent-style-name="Text_20_body" style:list-style-name="L1">
      <style:text-properties style:font-name="Liberation Serif" fo:font-size="12pt" officeooo:rsid="0005d896" officeooo:paragraph-rsid="0005d896" style:font-size-asian="12pt" style:font-size-complex="12pt"/>
    </style:style>
    <style:style style:name="P4" style:family="paragraph" style:parent-style-name="Text_20_body" style:list-style-name="L1">
      <style:text-properties fo:font-variant="normal" fo:text-transform="none" fo:color="#252525" style:font-name="Liberation Serif" fo:font-size="12pt" fo:letter-spacing="normal" fo:font-style="normal" fo:font-weight="normal" officeooo:rsid="000d019e" officeooo:paragraph-rsid="000d019e" style:font-size-asian="12pt" style:font-size-complex="12pt"/>
    </style:style>
    <style:style style:name="P5" style:family="paragraph" style:parent-style-name="Text_20_body" style:list-style-name="L1">
      <style:text-properties fo:font-variant="normal" fo:text-transform="none" fo:color="#252525" style:font-name="Liberation Serif" fo:font-size="12pt" fo:letter-spacing="normal" fo:font-style="normal" fo:font-weight="normal" officeooo:rsid="00128c35" officeooo:paragraph-rsid="00128c35" style:font-size-asian="12pt" style:font-size-complex="12pt"/>
    </style:style>
    <style:style style:name="P6" style:family="paragraph" style:parent-style-name="Text_20_body" style:list-style-name="L3">
      <style:text-properties fo:font-variant="normal" fo:text-transform="none" fo:color="#252525" style:font-name="Liberation Sans" fo:letter-spacing="normal" fo:font-style="normal" fo:font-weight="normal" officeooo:rsid="000f20fe" officeooo:paragraph-rsid="000f20fe" style:font-name-asian="Noto Sans CJK SC Regular" style:font-name-complex="FreeSans"/>
    </style:style>
    <style:style style:name="P7" style:family="paragraph" style:parent-style-name="Text_20_body" style:list-style-name="L3">
      <style:text-properties fo:font-variant="normal" fo:text-transform="none" fo:color="#252525" style:font-name="Liberation Sans" fo:letter-spacing="normal" fo:font-style="normal" fo:font-weight="normal" officeooo:rsid="000fe4a4" officeooo:paragraph-rsid="0011480a" style:font-name-asian="Noto Sans CJK SC Regular" style:font-weight-asian="normal" style:font-name-complex="FreeSans" style:font-weight-complex="normal"/>
    </style:style>
    <style:style style:name="P8" style:family="paragraph" style:parent-style-name="Text_20_body" style:list-style-name="L2">
      <style:text-properties officeooo:paragraph-rsid="000fe4a4"/>
    </style:style>
    <style:style style:name="P9" style:family="paragraph" style:parent-style-name="Text_20_body" style:list-style-name="L3">
      <style:text-properties officeooo:paragraph-rsid="000f20fe"/>
    </style:style>
    <style:style style:name="P10" style:family="paragraph" style:parent-style-name="Heading_20_1">
      <style:text-properties officeooo:rsid="000458bf" officeooo:paragraph-rsid="000458bf"/>
    </style:style>
    <style:style style:name="P11" style:family="paragraph" style:parent-style-name="Heading_20_1">
      <style:paragraph-properties fo:keep-with-next="always"/>
      <style:text-properties fo:font-variant="normal" fo:text-transform="none" fo:color="#252525" style:font-name="Liberation Sans" fo:letter-spacing="normal" fo:font-style="normal" fo:font-weight="normal" officeooo:rsid="000458bf" officeooo:paragraph-rsid="000458bf" style:font-name-asian="Noto Sans CJK SC Regular" style:font-weight-asian="normal" style:font-name-complex="FreeSans" style:font-weight-complex="normal"/>
    </style:style>
    <style:style style:name="P12" style:family="paragraph" style:parent-style-name="Heading_20_1">
      <style:paragraph-properties fo:keep-with-next="always"/>
      <style:text-properties fo:font-variant="normal" fo:text-transform="none" fo:color="#252525" style:font-name="Liberation Sans" fo:letter-spacing="normal" fo:font-style="normal" fo:font-weight="normal" officeooo:rsid="000458bf" officeooo:paragraph-rsid="000458bf" style:font-name-asian="Noto Sans CJK SC Regular" style:font-name-complex="FreeSans"/>
    </style:style>
    <style:style style:name="T1" style:family="text">
      <style:text-properties fo:font-variant="normal" fo:text-transform="none" fo:color="#252525" fo:letter-spacing="normal" fo:font-style="normal" fo:font-weight="normal"/>
    </style:style>
    <style:style style:name="T2" style:family="text">
      <style:text-properties fo:font-variant="normal" fo:text-transform="none" fo:color="#252525" fo:letter-spacing="normal" fo:font-style="normal" fo:font-weight="normal" officeooo:rsid="00113e6d"/>
    </style:style>
    <style:style style:name="T3" style:family="text">
      <style:text-properties fo:font-variant="normal" fo:text-transform="none" fo:color="#252525" style:font-name="Liberation Sans" fo:letter-spacing="normal" fo:font-style="normal" fo:font-weight="normal" officeooo:rsid="000458bf" style:font-name-asian="Noto Sans CJK SC Regular" style:font-name-complex="FreeSans"/>
    </style:style>
    <style:style style:name="T4" style:family="text">
      <style:text-properties fo:font-variant="normal" fo:text-transform="none" fo:color="#252525" style:font-name="Liberation Sans" fo:letter-spacing="normal" fo:font-style="normal" fo:font-weight="normal" officeooo:rsid="000f20fe" style:font-name-asian="Noto Sans CJK SC Regular" style:font-name-complex="FreeSans"/>
    </style:style>
    <style:style style:name="T5" style:family="text">
      <style:text-properties fo:font-variant="normal" fo:text-transform="none" fo:color="#252525" style:font-name="Liberation Sans" fo:letter-spacing="normal" fo:font-style="normal" fo:font-weight="normal" officeooo:rsid="00115193" style:font-name-asian="Noto Sans CJK SC Regular" style:font-name-complex="FreeSans"/>
    </style:style>
    <style:style style:name="T6" style:family="text">
      <style:text-properties fo:font-variant="normal" fo:text-transform="none" fo:color="#252525" style:font-name="Liberation Sans" fo:letter-spacing="normal" fo:font-style="normal" fo:font-weight="normal" officeooo:rsid="000458bf" style:font-name-asian="Noto Sans CJK SC Regular" style:font-weight-asian="normal" style:font-name-complex="FreeSans" style:font-weight-complex="normal"/>
    </style:style>
    <style:style style:name="T7" style:family="text">
      <style:text-properties fo:font-variant="normal" fo:text-transform="none" fo:color="#252525" style:font-name="Liberation Sans" fo:letter-spacing="normal" fo:font-style="normal" fo:font-weight="normal" officeooo:rsid="000fe4a4" style:font-name-asian="Noto Sans CJK SC Regular" style:font-weight-asian="normal" style:font-name-complex="FreeSans" style:font-weight-complex="normal"/>
    </style:style>
    <style:style style:name="T8" style:family="text">
      <style:text-properties fo:font-variant="normal" fo:text-transform="none" fo:color="#252525" style:font-name="Liberation Sans" fo:letter-spacing="normal" fo:font-style="normal" fo:font-weight="normal" officeooo:rsid="00104e87" style:font-name-asian="Noto Sans CJK SC Regular" style:font-weight-asian="normal" style:font-name-complex="FreeSans" style:font-weight-complex="normal"/>
    </style:style>
    <style:style style:name="T9" style:family="text">
      <style:text-properties fo:font-variant="normal" fo:text-transform="none" fo:color="#252525" style:font-name="Liberation Sans" fo:letter-spacing="normal" fo:font-style="normal" fo:font-weight="normal" officeooo:rsid="00115193" style:font-name-asian="Noto Sans CJK SC Regular" style:font-weight-asian="normal" style:font-name-complex="FreeSans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1480a"/>
    </style:style>
    <style:style style:name="T12" style:family="text">
      <style:text-properties officeooo:rsid="00115193"/>
    </style:style>
    <style:style style:name="T13" style:family="text">
      <style:text-properties officeooo:rsid="00128c35"/>
    </style:style>
    <style:style style:name="T14" style:family="text">
      <style:text-properties officeooo:rsid="0012c6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PU</text:p>
      <text:p text:style-name="Text_20_body"/>
      <text:h text:style-name="P10" text:outline-level="1"><text:span text:style-name="T10">ROCE</text:span>:</text:h>
      <text:list xml:id="list4856655671182397263" text:style-name="L1">
        <text:list-item>
          <text:p text:style-name="P2">ROCE is to enable multiple GPU from same/different compute nodes to talk with each other so that to perform the same task (MPI).</text:p>
        </text:list-item>
        <text:list-item>
          <text:p text:style-name="P3">The driver to support ROCE is <text:span text:style-name="T1">Mellanox OFED drivers. Where I can find the Cfengine file for updating and installing the Mellanox OFED drivers? </text:span><text:span text:style-name="T2">How we pick up the correct version for OFED driver?</text:span></text:p>
        </text:list-item>
        <text:list-item>
          <text:p text:style-name="P4">I can see from the OpenMPI easyconfig file that RDMA library like libibverbs-dev is used; so how ROCE is used <text:span text:style-name="T13">to support the MPI</text:span> for the GPU nodes?</text:p>
        </text:list-item>
        <text:list-item>
          <text:p text:style-name="P5">It seems we only support the application with multiple GPU codes from one node, is there any reason that user can not use GPUs from more than one node?</text:p>
        </text:list-item>
      </text:list>
      <text:h text:style-name="P11" text:outline-level="1">Driver related:</text:h>
      <text:list xml:id="list1851936623548906732" text:style-name="L2">
        <text:list-item>
          <text:p text:style-name="P8"><text:span text:style-name="T6">H</text:span><text:span text:style-name="T7">ow to pick up the proper version of </text:span><text:span text:style-name="T9">Nvidia </text:span><text:span text:style-name="T7">GPU driver </text:span><text:span text:style-name="T8">for the new coming GPU</text:span><text:span text:style-name="T7">?</text:span></text:p>
        </text:list-item>
      </text:list>
      <text:h text:style-name="P12" text:outline-level="1">Software Stack:</text:h>
      <text:list xml:id="list5635726129579988267" text:style-name="L3">
        <text:list-item>
          <text:p text:style-name="P9"><text:span text:style-name="T3">F</text:span><text:span text:style-name="T4">or production nodes we used the “bob” to compile the package and CVMFS will minor the installation to all of compute nodes. Do we explicitly use salloc to log in the </text:span><text:span text:style-name="T5">gpu debug </text:span><text:span text:style-name="T4">nodes (</text:span><text:span text:style-name="T5">gpu0006,0022 and 0056</text:span><text:span text:style-name="T4">) to compile </text:span><text:span text:style-name="T5">and install</text:span><text:span text:style-name="T4">, and CVMFS image</text:span><text:span text:style-name="T5">s</text:span><text:span text:style-name="T4"> the installation to the rest of gpu nodes? </text:span></text:p>
        </text:list-item>
        <text:list-item>
          <text:p text:style-name="P6">What’s the debug node we go for compiling package for maxwell<text:span text:style-name="T11">(gpu0006)</text:span>, pascal<text:span text:style-name="T11">(gpu0022)</text:span> and turing<text:span text:style-name="T11">(gpu0056).</text:span></text:p>
        </text:list-item>
        <text:list-item>
          <text:p text:style-name="P6">How CVMFS works to image the <text:span text:style-name="T12">software </text:span>installation to the gpu <text:span text:style-name="T12">compute </text:span>nodes for each of the <text:span text:style-name="T12">partition</text:span> maxwell, pascal and turing?</text:p>
        </text:list-item>
        <text:list-item>
          <text:p text:style-name="P7"><text:span text:style-name="T12">The </text:span>cuda <text:span text:style-name="T14">driver(nvcc, library etc.) </text:span>should be maintained through <text:span text:style-name="T14">Easybuild</text:span> right? We have the gcccuda<text:span text:style-name="T12">(fosscuda)</text:span> and intelcuda <text:span text:style-name="T12">etc</text:span>. <text:span text:style-name="T14">Right now we maintained all of GPU softwares (except ROCE, RDMA? and Nvidia driver, which are in rpm) through software stack right?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7:09:01.816362994</meta:creation-date>
    <dc:date>2019-09-11T14:26:54.267726850</dc:date>
    <meta:editing-duration>PT1H50M3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73" meta:character-count="1535" meta:non-whitespace-character-count="1283"/>
  </office:meta>
</office:document-meta>
</file>